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88f02"/>
    </style:style>
    <style:style style:name="T1" style:family="text">
      <style:text-properties officeooo:rsid="00188f02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efore table.</text:span></text:p>
      <text:p text:style-name="P1"><draw:frame draw:style-name="fr1" draw:name="Object1" text:anchor-type="paragraph" svg:width="9.033cm" svg:height="2.25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/></text:p>
      <text:p text:style-name="P1"><text:span text:style-name="T1">After t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6:51:39</meta:creation-date>
    <dc:date>2012-11-09T10:44:48</dc:date>
    <meta:editing-duration>PT26S</meta:editing-duration>
    <meta:editing-cycles>2</meta:editing-cycles>
    <meta:generator>LibreOffice/3.7$Linux_X86_64 LibreOffice_project/cc548a</meta:generator>
    <meta:document-statistic meta:table-count="0" meta:image-count="0" meta:object-count="1" meta:page-count="1" meta:paragraph-count="2" meta:word-count="4" meta:character-count="25" meta:non-whitespace-character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A1</text:p>
          </table:table-cell>
          <table:table-cell office:value-type="string">
            <text:p>A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9">0000.00.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